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047000000475B484496DB322257.png" manifest:media-type="image/png"/>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ucida Sans1" svg:font-family="'Lucida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a1" style:family="table">
      <style:table-properties style:width="18.159cm" fo:margin-left="-0.191cm" fo:margin-top="0cm" fo:margin-bottom="0cm" table:align="left"/>
    </style:style>
    <style:style style:name="Tabela1.A" style:family="table-column">
      <style:table-column-properties style:column-width="13.693cm"/>
    </style:style>
    <style:style style:name="Tabela1.B" style:family="table-column">
      <style:table-column-properties style:column-width="4.464cm"/>
    </style:style>
    <style:style style:name="Tabela1.1" style:family="table-row">
      <style:table-row-properties fo:keep-together="auto"/>
    </style:style>
    <style:style style:name="Tabela1.A1" style:family="table-cell">
      <style:table-cell-properties fo:padding-left="0.191cm" fo:padding-right="0.191cm" fo:padding-top="0cm" fo:padding-bottom="0cm" fo:border="none"/>
    </style:style>
    <style:style style:name="Tabela2" style:family="table">
      <style:table-properties style:width="18.055cm" fo:margin-left="-0.203cm" fo:margin-top="0cm" fo:margin-bottom="0cm" table:align="left"/>
    </style:style>
    <style:style style:name="Tabela2.A" style:family="table-column">
      <style:table-column-properties style:column-width="0.928cm"/>
    </style:style>
    <style:style style:name="Tabela2.B" style:family="table-column">
      <style:table-column-properties style:column-width="2.251cm"/>
    </style:style>
    <style:style style:name="Tabela2.C" style:family="table-column">
      <style:table-column-properties style:column-width="0.815cm"/>
    </style:style>
    <style:style style:name="Tabela2.E" style:family="table-column">
      <style:table-column-properties style:column-width="0.524cm"/>
    </style:style>
    <style:style style:name="Tabela2.F" style:family="table-column">
      <style:table-column-properties style:column-width="1.686cm"/>
    </style:style>
    <style:style style:name="Tabela2.G" style:family="table-column">
      <style:table-column-properties style:column-width="1.501cm"/>
    </style:style>
    <style:style style:name="Tabela2.H" style:family="table-column">
      <style:table-column-properties style:column-width="1.748cm"/>
    </style:style>
    <style:style style:name="Tabela2.I" style:family="table-column">
      <style:table-column-properties style:column-width="1.75cm"/>
    </style:style>
    <style:style style:name="Tabela2.J" style:family="table-column">
      <style:table-column-properties style:column-width="1.628cm"/>
    </style:style>
    <style:style style:name="Tabela2.K" style:family="table-column">
      <style:table-column-properties style:column-width="1.533cm"/>
    </style:style>
    <style:style style:name="Tabela2.L" style:family="table-column">
      <style:table-column-properties style:column-width="1.439cm"/>
    </style:style>
    <style:style style:name="Tabela2.1" style:family="table-row">
      <style:table-row-properties style:min-row-height="0.529cm" fo:keep-together="auto"/>
    </style:style>
    <style:style style:name="Tabela2.A1" style:family="table-cell">
      <style:table-cell-properties style:vertical-align="middle" fo:background-color="transparent" fo:padding="0.097cm" fo:border="none">
        <style:background-image/>
      </style:table-cell-properties>
    </style:style>
    <style:style style:name="Tabela2.D1" style:family="table-cell">
      <style:table-cell-properties fo:background-color="transparent" fo:padding="0.097cm" fo:border="none">
        <style:background-image/>
      </style:table-cell-properties>
    </style:style>
    <style:style style:name="Tabela2.F1" style:family="table-cell">
      <style:table-cell-properties fo:background-color="transparent" fo:padding="0.097cm" fo:border-left="none" fo:border-right="none" fo:border-top="none" fo:border-bottom="0.5pt solid #000000">
        <style:background-image/>
      </style:table-cell-properties>
    </style:style>
    <style:style style:name="Tabela2.H1"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ela2.B2" style:family="table-cell">
      <style:table-cell-properties fo:background-color="transparent" fo:padding="0.097cm" fo:border="none">
        <style:background-image/>
      </style:table-cell-properties>
    </style:style>
    <style:style style:name="Tabela2.D2" style:family="table-cell">
      <style:table-cell-properties fo:background-color="transparent" fo:padding="0.097cm" fo:border="none">
        <style:background-image/>
      </style:table-cell-properties>
    </style:style>
    <style:style style:name="Tabela2.F2" style:family="table-cell">
      <style:table-cell-properties fo:background-color="transparent" fo:padding="0.097cm" fo:border-left="none" fo:border-right="none" fo:border-top="0.5pt solid #000000" fo:border-bottom="0.5pt solid #000000">
        <style:background-image/>
      </style:table-cell-properties>
    </style:style>
    <style:style style:name="Tabela2.H2" style:family="table-cell">
      <style:table-cell-properties style:vertical-align="middle" fo:background-color="transparent" fo:padding="0.097cm" fo:border-left="none" fo:border-right="none" fo:border-top="0.5pt solid #000000" fo:border-bottom="0.5pt solid #000000">
        <style:background-image/>
      </style:table-cell-properties>
    </style:style>
    <style:style style:name="Tabela2.B3" style:family="table-cell">
      <style:table-cell-properties fo:background-color="transparent" fo:padding="0.097cm" fo:border="none">
        <style:background-image/>
      </style:table-cell-properties>
    </style:style>
    <style:style style:name="Tabela2.D3" style:family="table-cell">
      <style:table-cell-properties fo:background-color="transparent" fo:padding="0.097cm" fo:border="none">
        <style:background-image/>
      </style:table-cell-properties>
    </style:style>
    <style:style style:name="Tabela2.F3" style:family="table-cell">
      <style:table-cell-properties fo:background-color="transparent" fo:padding="0.097cm" fo:border-left="none" fo:border-right="none" fo:border-top="0.5pt solid #000000" fo:border-bottom="0.5pt solid #000000">
        <style:background-image/>
      </style:table-cell-properties>
    </style:style>
    <style:style style:name="Tabela2.B4" style:family="table-cell">
      <style:table-cell-properties fo:background-color="transparent" fo:padding="0.097cm" fo:border="none">
        <style:background-image/>
      </style:table-cell-properties>
    </style:style>
    <style:style style:name="Tabela2.D4" style:family="table-cell">
      <style:table-cell-properties fo:background-color="transparent" fo:padding="0.097cm" fo:border="none">
        <style:background-image/>
      </style:table-cell-properties>
    </style:style>
    <style:style style:name="Tabela2.F4" style:family="table-cell">
      <style:table-cell-properties fo:background-color="transparent" fo:padding="0.097cm" fo:border-left="none" fo:border-right="none" fo:border-top="0.5pt solid #000000" fo:border-bottom="0.5pt solid #000000">
        <style:background-image/>
      </style:table-cell-properties>
    </style:style>
    <style:style style:name="Tabela2.B5" style:family="table-cell">
      <style:table-cell-properties fo:background-color="transparent" fo:padding="0.097cm" fo:border="none">
        <style:background-image/>
      </style:table-cell-properties>
    </style:style>
    <style:style style:name="Tabela2.D5" style:family="table-cell">
      <style:table-cell-properties fo:background-color="transparent" fo:padding="0.097cm" fo:border="none">
        <style:background-image/>
      </style:table-cell-properties>
    </style:style>
    <style:style style:name="Tabela2.F5" style:family="table-cell">
      <style:table-cell-properties fo:background-color="transparent" fo:padding="0.097cm" fo:border-left="none" fo:border-right="none" fo:border-top="0.5pt solid #000000" fo:border-bottom="0.5pt solid #000000">
        <style:background-image/>
      </style:table-cell-properties>
    </style:style>
    <style:style style:name="Tabela2.B6" style:family="table-cell">
      <style:table-cell-properties fo:background-color="transparent" fo:padding="0.097cm" fo:border="none">
        <style:background-image/>
      </style:table-cell-properties>
    </style:style>
    <style:style style:name="Tabela2.D6" style:family="table-cell">
      <style:table-cell-properties fo:background-color="transparent" fo:padding="0.097cm" fo:border="none">
        <style:background-image/>
      </style:table-cell-properties>
    </style:style>
    <style:style style:name="Tabela2.F6" style:family="table-cell">
      <style:table-cell-properties fo:background-color="transparent" fo:padding="0.097cm" fo:border-left="none" fo:border-right="none" fo:border-top="0.5pt solid #000000" fo:border-bottom="0.5pt solid #000000">
        <style:background-image/>
      </style:table-cell-properties>
    </style:style>
    <style:style style:name="Tabela2.B7" style:family="table-cell">
      <style:table-cell-properties fo:background-color="transparent" fo:padding="0.097cm" fo:border="none">
        <style:background-image/>
      </style:table-cell-properties>
    </style:style>
    <style:style style:name="Tabela2.D7" style:family="table-cell">
      <style:table-cell-properties fo:background-color="transparent" fo:padding="0.097cm" fo:border="none">
        <style:background-image/>
      </style:table-cell-properties>
    </style:style>
    <style:style style:name="Tabela2.F7" style:family="table-cell">
      <style:table-cell-properties fo:background-color="transparent" fo:padding="0.097cm" fo:border-left="none" fo:border-right="none" fo:border-top="0.5pt solid #000000" fo:border-bottom="0.5pt solid #000000">
        <style:background-image/>
      </style:table-cell-properties>
    </style:style>
    <style:style style:name="Tabela2.B8" style:family="table-cell">
      <style:table-cell-properties fo:background-color="transparent" fo:padding="0.097cm" fo:border="none">
        <style:background-image/>
      </style:table-cell-properties>
    </style:style>
    <style:style style:name="Tabela2.D8" style:family="table-cell">
      <style:table-cell-properties fo:background-color="transparent" fo:padding="0.097cm" fo:border="none">
        <style:background-image/>
      </style:table-cell-properties>
    </style:style>
    <style:style style:name="Tabela2.F8" style:family="table-cell">
      <style:table-cell-properties fo:background-color="transparent" fo:padding="0.097cm" fo:border-left="none" fo:border-right="none" fo:border-top="0.5pt solid #000000" fo:border-bottom="0.5pt solid #000000">
        <style:background-image/>
      </style:table-cell-properties>
    </style:style>
    <style:style style:name="Tabela2.B9" style:family="table-cell">
      <style:table-cell-properties fo:background-color="transparent" fo:padding="0.097cm" fo:border="none">
        <style:background-image/>
      </style:table-cell-properties>
    </style:style>
    <style:style style:name="Tabela2.D9" style:family="table-cell">
      <style:table-cell-properties fo:background-color="transparent" fo:padding="0.097cm" fo:border="none">
        <style:background-image/>
      </style:table-cell-properties>
    </style:style>
    <style:style style:name="Tabela2.F9" style:family="table-cell">
      <style:table-cell-properties fo:background-color="transparent" fo:padding="0.097cm" fo:border-left="none" fo:border-right="none" fo:border-top="0.5pt solid #000000" fo:border-bottom="0.5pt solid #000000">
        <style:background-image/>
      </style:table-cell-properties>
    </style:style>
    <style:style style:name="Tabela2.B10" style:family="table-cell">
      <style:table-cell-properties fo:background-color="transparent" fo:padding="0.097cm" fo:border="none">
        <style:background-image/>
      </style:table-cell-properties>
    </style:style>
    <style:style style:name="Tabela2.D10" style:family="table-cell">
      <style:table-cell-properties fo:background-color="transparent" fo:padding="0.097cm" fo:border="none">
        <style:background-image/>
      </style:table-cell-properties>
    </style:style>
    <style:style style:name="Tabela2.F10" style:family="table-cell">
      <style:table-cell-properties fo:background-color="transparent" fo:padding="0.097cm" fo:border-left="none" fo:border-right="none" fo:border-top="0.5pt solid #000000" fo:border-bottom="0.5pt solid #000000">
        <style:background-image/>
      </style:table-cell-properties>
    </style:style>
    <style:style style:name="Tabela2.B11" style:family="table-cell">
      <style:table-cell-properties fo:background-color="transparent" fo:padding="0.097cm" fo:border="none">
        <style:background-image/>
      </style:table-cell-properties>
    </style:style>
    <style:style style:name="Tabela2.D11" style:family="table-cell">
      <style:table-cell-properties fo:background-color="transparent" fo:padding="0.097cm" fo:border="none">
        <style:background-image/>
      </style:table-cell-properties>
    </style:style>
    <style:style style:name="Tabela2.F11" style:family="table-cell">
      <style:table-cell-properties fo:background-color="transparent" fo:padding="0.097cm" fo:border-left="none" fo:border-right="none" fo:border-top="0.5pt solid #000000" fo:border-bottom="0.5pt solid #000000">
        <style:background-image/>
      </style:table-cell-properties>
    </style:style>
    <style:style style:name="Tabela2.B12" style:family="table-cell">
      <style:table-cell-properties fo:background-color="transparent" fo:padding="0.097cm" fo:border="none">
        <style:background-image/>
      </style:table-cell-properties>
    </style:style>
    <style:style style:name="Tabela2.D12" style:family="table-cell">
      <style:table-cell-properties fo:background-color="transparent" fo:padding="0.097cm" fo:border="none">
        <style:background-image/>
      </style:table-cell-properties>
    </style:style>
    <style:style style:name="Tabela2.F12" style:family="table-cell">
      <style:table-cell-properties fo:background-color="transparent" fo:padding="0.097cm" fo:border-left="none" fo:border-right="none" fo:border-top="0.5pt solid #000000" fo:border-bottom="0.25pt solid #000000">
        <style:background-image/>
      </style:table-cell-properties>
    </style:style>
    <style:style style:name="Tabela2.H12" style:family="table-cell">
      <style:table-cell-properties style:vertical-align="middle" fo:background-color="transparent" fo:padding="0.097cm" fo:border-left="none" fo:border-right="none" fo:border-top="0.5pt solid #000000" fo:border-bottom="0.25pt solid #000000">
        <style:background-image/>
      </style:table-cell-properties>
    </style:style>
    <style:style style:name="Tabela2.L12" style:family="table-cell">
      <style:table-cell-properties style:vertical-align="middle" fo:background-color="transparent" fo:padding="0.097cm" fo:border-left="none" fo:border-right="none" fo:border-top="0.5pt solid #000000" fo:border-bottom="none">
        <style:background-image/>
      </style:table-cell-properties>
    </style:style>
    <style:style style:name="P1" style:family="paragraph" style:parent-style-name="Header">
      <style:paragraph-properties fo:margin-top="0cm" fo:margin-bottom="0cm" loext:contextual-spacing="false"/>
      <style:text-properties fo:font-size="2pt" style:font-size-asian="2pt"/>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fo:text-align="center" style:justify-single-word="false"/>
    </style:style>
    <style:style style:name="P4" style:family="paragraph" style:parent-style-name="Standard">
      <style:paragraph-properties fo:margin-top="0cm" fo:margin-bottom="0cm" loext:contextual-spacing="false" fo:line-height="100%" fo:text-align="justify" style:justify-single-word="false"/>
    </style:style>
    <style:style style:name="P5" style:family="paragraph" style:parent-style-name="Standard">
      <style:paragraph-properties fo:margin-top="0cm" fo:margin-bottom="0cm" loext:contextual-spacing="false" fo:line-height="100%" fo:text-align="center" style:justify-single-word="false"/>
      <style:text-properties style:font-name="Open Sans" fo:font-weight="bold" style:font-weight-asian="bold"/>
    </style:style>
    <style:style style:name="P6" style:family="paragraph" style:parent-style-name="Standard">
      <style:paragraph-properties fo:margin-top="0cm" fo:margin-bottom="0cm" loext:contextual-spacing="false" fo:line-height="100%"/>
      <style:text-properties style:font-name="Open Sans" fo:font-weight="bold" style:font-weight-asian="bold" style:font-weight-complex="bold"/>
    </style:style>
    <style:style style:name="P7" style:family="paragraph" style:parent-style-name="Standard">
      <style:paragraph-properties fo:margin-top="0cm" fo:margin-bottom="0cm" loext:contextual-spacing="false" fo:line-height="100%"/>
      <style:text-properties style:font-name="Open Sans"/>
    </style:style>
    <style:style style:name="P8" style:family="paragraph" style:parent-style-name="Standard">
      <style:paragraph-properties fo:margin-top="0cm" fo:margin-bottom="0cm" loext:contextual-spacing="false" fo:line-height="100%" fo:text-align="center" style:justify-single-word="false"/>
      <style:text-properties style:font-name="Open Sans"/>
    </style:style>
    <style:style style:name="P9" style:family="paragraph" style:parent-style-name="Standard" style:master-page-name="Standard">
      <style:paragraph-properties fo:margin-top="0cm" fo:margin-bottom="0cm" loext:contextual-spacing="false" fo:line-height="100%" fo:text-align="center" style:justify-single-word="false" style:page-number="auto"/>
    </style:style>
    <style:style style:name="P10" style:family="paragraph" style:parent-style-name="Standard">
      <style:paragraph-properties fo:margin-left="0.25cm" fo:margin-right="0cm" fo:margin-top="0cm" fo:margin-bottom="0cm" loext:contextual-spacing="false" fo:line-height="100%" fo:text-indent="0cm" style:auto-text-indent="false"/>
    </style:style>
    <style:style style:name="P11" style:family="paragraph" style:parent-style-name="Table_20_Contents">
      <style:paragraph-properties fo:margin-top="0cm" fo:margin-bottom="0cm" loext:contextual-spacing="false" fo:line-height="100%"/>
    </style:style>
    <style:style style:name="T1" style:family="text">
      <style:text-properties style:font-name="Open Sans"/>
    </style:style>
    <style:style style:name="T2" style:family="text">
      <style:text-properties style:font-name="Open Sans" fo:font-weight="bold" style:font-weight-asian="bold"/>
    </style:style>
    <style:style style:name="T3" style:family="text">
      <style:text-properties style:font-name="Open Sans" fo:font-weight="bold" style:font-weight-asian="bold" style:font-weight-complex="bold"/>
    </style:style>
    <style:style style:name="T4" style:family="text">
      <style:text-properties style:font-name="Open Sans" fo:language="en" fo:country="US"/>
    </style:style>
    <style:style style:name="T5" style:family="text">
      <style:text-properties style:font-name="Open Sans" fo:language="en" fo:country="US" fo:font-weight="bold" style:font-weight-asian="bold"/>
    </style:style>
    <style:style style:name="T6" style:family="text">
      <style:text-properties style:font-name="Open Sans" fo:language="en" fo:country="US" fo:font-weight="bold" style:font-weight-asian="bold" style:font-weight-complex="bold"/>
    </style:style>
    <style:style style:name="T7" style:family="text">
      <style:text-properties style:font-name="Open Sans" fo:language="pt" fo:country="PT" fo:font-weight="bold" style:font-weight-asian="bold"/>
    </style:style>
    <style:style style:name="T8" style:family="text">
      <style:text-properties style:font-name="Open Sans" fo:font-size="10pt" style:font-size-asian="10pt"/>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rotected="true">
        <text:p text:style-name="P9"><text:span text:style-name="T2">REQUERIMENTO (VINCULAÇÃO DE TEMPO)</text:span></text:p>
        <text:p text:style-name="P5"/>
        <table:table table:name="Tabela1" table:style-name="Tabela1">
          <table:table-column table:style-name="Tabela1.A"/>
          <table:table-column table:style-name="Tabela1.B"/>
          <table:table-row table:style-name="Tabela1.1">
            <table:table-cell table:style-name="Tabela1.A1" office:value-type="string">
              <text:p text:style-name="P2"><text:span text:style-name="T1">Nome:</text:span><text:bookmark-start text:name="Text11"/><text:span text:style-name="T1"> </text:span><field:fieldmark-start text:name="Text1" field:type="vnd.oasis.opendocument.field.FORMTEXT"><field:param field:name="Content" field:value="_______________________________________________________________________"/></field:fieldmark-start><text:span text:style-name="T5">MÉRCIA CLEIDE DIAS DE OLIVEIRA </text:span><field:fieldmark-end/><text:bookmark-end text:name="Text11"/></text:p>
            </table:table-cell>
            <table:table-cell table:style-name="Tabela1.A1" office:value-type="string">
              <text:p text:style-name="P2"><text:span text:style-name="T1">MASP:</text:span><text:bookmark-start text:name="Text21"/><text:span text:style-name="T1"> </text:span><field:fieldmark-start text:name="Text2" field:type="vnd.oasis.opendocument.field.FORMTEXT"><field:param field:name="Content" field:value="_______________"/></field:fieldmark-start><text:span text:style-name="T6">636927-6</text:span><field:fieldmark-end/><text:bookmark-end text:name="Text21"/></text:p>
            </table:table-cell>
          </table:table-row>
        </table:table>
        <text:p text:style-name="P4"><text:span text:style-name="T1">Nomeado para o cargo de</text:span><text:bookmark-start text:name="Text31"/><text:span text:style-name="T1"> </text:span><field:fieldmark-start text:name="Text3" field:type="vnd.oasis.opendocument.field.FORMTEXT"><field:param field:name="Content" field:value="_______________________________________________________________________"/></field:fieldmark-start><text:span text:style-name="T6">PROFESSOR DE EDUCAÇÃO BÁSICA</text:span><field:fieldmark-end/><text:bookmark-end text:name="Text31"/><text:span text:style-name="T3">, </text:span><text:span text:style-name="T1">conforme Ato Publicado no MG de </text:span><text:bookmark-start text:name="Text41"/><field:fieldmark-start text:name="Text4" field:type="vnd.oasis.opendocument.field.FORMTEXT"><field:param field:name="Content" field:value="___/___/_____"/></field:fieldmark-start><text:span text:style-name="T5">08/10/2014</text:span><field:fieldmark-end/><text:bookmark-end text:name="Text41"/><text:span text:style-name="T3">, </text:span><text:span text:style-name="T1">tendo assumido exercício em </text:span><text:bookmark-start text:name="Text51"/><field:fieldmark-start text:name="Text5" field:type="vnd.oasis.opendocument.field.FORMTEXT"><field:param field:name="Content" field:value="___/___/_____"/></field:fieldmark-start><text:span text:style-name="T5">23/10/2014</text:span><field:fieldmark-end/><text:bookmark-end text:name="Text51"/><text:span text:style-name="T4"> </text:span><text:span text:style-name="T1">na <text:s/></text:span><text:bookmark-start text:name="Text61"/><field:fieldmark-start text:name="Text6" field:type="vnd.oasis.opendocument.field.FORMTEXT"><field:param field:name="Content" field:value="__________________________________________________________________________________________"/></field:fieldmark-start><text:span text:style-name="T5">E.E. TRANQUILINO DIAS BRITO</text:span><field:fieldmark-end/><text:bookmark-end text:name="Text61"/><text:span text:style-name="T1">, onde está lotado, requer a concessão dos benefícios: FÉRIAS-PRÊMIO:</text:span></text:p>
        <text:p text:style-name="P2"><text:span text:style-name="T1">Para tanto desejo vincular a este cargo (1,2 ou 3), o tempo prestado:</text:span></text:p>
        <text:p text:style-name="P10"><text:span text:style-name="T1">ao Estado no cargo: </text:span><text:bookmark-start text:name="Text71"/><field:fieldmark-start text:name="Text7" field:type="vnd.oasis.opendocument.field.FORMTEXT"><field:param field:name="Content" field:value="_________________________________________"/></field:fieldmark-start><text:span text:style-name="T5">PEB1/A</text:span><field:fieldmark-end/><text:bookmark-end text:name="Text71"/><text:span text:style-name="T5"> </text:span><text:span text:style-name="T1">no qual fui </text:span><text:bookmark-start text:name="Text81"/><field:fieldmark-start text:name="Text8" field:type="vnd.oasis.opendocument.field.FORMTEXT"><field:param field:name="Content" field:value="___________________"/></field:fieldmark-start><text:span text:style-name="T5">DESLIGADO</text:span><field:fieldmark-end/><text:bookmark-end text:name="Text81"/></text:p>
        <text:p text:style-name="P10"><text:span text:style-name="T1">ao Estado na função pública: na qual fui dispensado a partir de </text:span><field:fieldmark-start text:name="Text42" field:type="vnd.oasis.opendocument.field.FORMTEXT"><field:param field:name="Content" field:value="___/___/_____"/></field:fieldmark-start><text:span text:style-name="T5">23/10/2014</text:span><field:fieldmark-end/></text:p>
        <text:p text:style-name="P10"><text:span text:style-name="T1">ao Município e/ou outros órgãos, já averbado e com efeito para concessão de adicionais.</text:span></text:p>
        <text:p text:style-name="P6"/>
        <text:p text:style-name="P2"><text:span text:style-name="T1">Anexo as Contagens de Tempo especificadas abaixo:</text:span></text:p>
        <table:table table:name="Tabela2" table:style-name="Tabela2">
          <table:table-column table:style-name="Tabela2.A"/>
          <table:table-column table:style-name="Tabela2.B"/>
          <table:table-column table:style-name="Tabela2.C"/>
          <table:table-column table:style-name="Tabela2.B"/>
          <table:table-column table:style-name="Tabela2.E"/>
          <table:table-column table:style-name="Tabela2.F"/>
          <table:table-column table:style-name="Tabela2.G"/>
          <table:table-column table:style-name="Tabela2.H"/>
          <table:table-column table:style-name="Tabela2.I"/>
          <table:table-column table:style-name="Tabela2.J"/>
          <table:table-column table:style-name="Tabela2.K"/>
          <table:table-column table:style-name="Tabela2.L"/>
          <table:table-row table:style-name="Tabela2.1">
            <table:table-cell table:style-name="Tabela2.A1" office:value-type="string">
              <text:p text:style-name="P3"><text:span text:style-name="T1">De</text:span></text:p>
            </table:table-cell>
            <table:table-cell table:style-name="Tabela2.A1" office:value-type="string">
              <text:p text:style-name="P3"><field:fieldmark-start text:name="Bookmark" field:type="vnd.oasis.opendocument.field.FORMTEXT"><field:param field:name="Content" field:value="___/___/___"/></field:fieldmark-start><text:span text:style-name="T2">13/04/87</text:span><field:fieldmark-end/></text:p>
            </table:table-cell>
            <table:table-cell table:style-name="Tabela2.A1" office:value-type="string">
              <text:p text:style-name="P3"><text:span text:style-name="T1">a</text:span></text:p>
            </table:table-cell>
            <table:table-cell table:style-name="Tabela2.D1" office:value-type="string">
              <text:p text:style-name="P3"><field:fieldmark-start text:name="Bookmark1" field:type="vnd.oasis.opendocument.field.FORMTEXT"><field:param field:name="Content" field:value="___/___/___"/></field:fieldmark-start><text:span text:style-name="T2">12/07/87</text:span><field:fieldmark-end/></text:p>
            </table:table-cell>
            <table:table-cell table:style-name="Tabela2.A1" office:value-type="string">
              <text:p text:style-name="P3"><text:span text:style-name="T1">=</text:span></text:p>
            </table:table-cell>
            <table:table-cell table:style-name="Tabela2.F1" office:value-type="string">
              <text:p text:style-name="P3"><field:fieldmark-start text:name="Text9" field:type="vnd.oasis.opendocument.field.FORMTEXT"/><text:span text:style-name="T5">108</text:span><field:fieldmark-end/></text:p>
            </table:table-cell>
            <table:table-cell table:style-name="Tabela2.A1" office:value-type="string">
              <text:p text:style-name="P3"><text:span text:style-name="T1">dias</text:span></text:p>
            </table:table-cell>
            <table:table-cell table:style-name="Tabela2.H1" office:value-type="string">
              <text:p text:style-name="P3"><field:fieldmark-start text:name="Text91" field:type="vnd.oasis.opendocument.field.FORMTEXT"/><text:span text:style-name="T5">     </text:span><field:fieldmark-end/></text:p>
            </table:table-cell>
            <table:table-cell table:style-name="Tabela2.A1" office:value-type="string">
              <text:p text:style-name="P3"><text:span text:style-name="T1">meses</text:span></text:p>
            </table:table-cell>
            <table:table-cell table:style-name="Tabela2.H1" office:value-type="string">
              <text:p text:style-name="P3"><field:fieldmark-start text:name="Text92" field:type="vnd.oasis.opendocument.field.FORMTEXT"/><text:span text:style-name="T5">     </text:span><field:fieldmark-end/></text:p>
            </table:table-cell>
            <table:table-cell table:style-name="Tabela2.A1" office:value-type="string">
              <text:p text:style-name="P3"><text:span text:style-name="T1">anos</text:span></text:p>
            </table:table-cell>
            <table:table-cell table:style-name="Tabela2.H1" office:value-type="string">
              <text:p text:style-name="P2"><field:fieldmark-start text:name="Text93" field:type="vnd.oasis.opendocument.field.FORMTEXT"/><text:span text:style-name="T5">     </text:span><field:fieldmark-end/></text:p>
            </table:table-cell>
          </table:table-row>
          <table:table-row table:style-name="Tabela2.1">
            <table:table-cell table:style-name="Tabela2.A1" office:value-type="string">
              <text:p text:style-name="P3"><text:span text:style-name="T1">De</text:span></text:p>
            </table:table-cell>
            <table:table-cell table:style-name="Tabela2.B2" office:value-type="string">
              <text:p text:style-name="P3"><field:fieldmark-start text:name="Bookmark2" field:type="vnd.oasis.opendocument.field.FORMTEXT"><field:param field:name="Content" field:value="___/___/___"/></field:fieldmark-start><text:span text:style-name="T2">17/09/87</text:span><field:fieldmark-end/></text:p>
            </table:table-cell>
            <table:table-cell table:style-name="Tabela2.A1" office:value-type="string">
              <text:p text:style-name="P3"><text:span text:style-name="T1">a</text:span></text:p>
            </table:table-cell>
            <table:table-cell table:style-name="Tabela2.D2" office:value-type="string">
              <text:p text:style-name="P3"><field:fieldmark-start text:name="Bookmark3" field:type="vnd.oasis.opendocument.field.FORMTEXT"><field:param field:name="Content" field:value="___/___/___"/></field:fieldmark-start><text:span text:style-name="T2">16/10/87</text:span><field:fieldmark-end/></text:p>
            </table:table-cell>
            <table:table-cell table:style-name="Tabela2.A1" office:value-type="string">
              <text:p text:style-name="P3"><text:span text:style-name="T1">=</text:span></text:p>
            </table:table-cell>
            <table:table-cell table:style-name="Tabela2.F2" office:value-type="string">
              <text:p text:style-name="P3"><field:fieldmark-start text:name="Text94" field:type="vnd.oasis.opendocument.field.FORMTEXT"/><text:span text:style-name="T5">30</text:span><field:fieldmark-end/></text:p>
            </table:table-cell>
            <table:table-cell table:style-name="Tabela2.A1" office:value-type="string">
              <text:p text:style-name="P3"><text:span text:style-name="T1">dias</text:span></text:p>
            </table:table-cell>
            <table:table-cell table:style-name="Tabela2.H2" office:value-type="string">
              <text:p text:style-name="P3"><field:fieldmark-start text:name="Text95" field:type="vnd.oasis.opendocument.field.FORMTEXT"/><text:span text:style-name="T5">     </text:span><field:fieldmark-end/></text:p>
            </table:table-cell>
            <table:table-cell table:style-name="Tabela2.A1" office:value-type="string">
              <text:p text:style-name="P3"><text:span text:style-name="T1">meses</text:span></text:p>
            </table:table-cell>
            <table:table-cell table:style-name="Tabela2.H2" office:value-type="string">
              <text:p text:style-name="P3"><field:fieldmark-start text:name="Text96" field:type="vnd.oasis.opendocument.field.FORMTEXT"/><text:span text:style-name="T5">     </text:span><field:fieldmark-end/></text:p>
            </table:table-cell>
            <table:table-cell table:style-name="Tabela2.A1" office:value-type="string">
              <text:p text:style-name="P3"><text:span text:style-name="T1">anos</text:span></text:p>
            </table:table-cell>
            <table:table-cell table:style-name="Tabela2.H2" office:value-type="string">
              <text:p text:style-name="P2"><field:fieldmark-start text:name="Text97" field:type="vnd.oasis.opendocument.field.FORMTEXT"/><text:span text:style-name="T5">     </text:span><field:fieldmark-end/></text:p>
            </table:table-cell>
          </table:table-row>
          <table:table-row table:style-name="Tabela2.1">
            <table:table-cell table:style-name="Tabela2.A1" office:value-type="string">
              <text:p text:style-name="P3"><text:span text:style-name="T1">De</text:span></text:p>
            </table:table-cell>
            <table:table-cell table:style-name="Tabela2.B3" office:value-type="string">
              <text:p text:style-name="P3"><field:fieldmark-start text:name="Bookmark4" field:type="vnd.oasis.opendocument.field.FORMTEXT"><field:param field:name="Content" field:value="___/___/___"/></field:fieldmark-start><text:span text:style-name="T2">01/01/88</text:span><field:fieldmark-end/></text:p>
            </table:table-cell>
            <table:table-cell table:style-name="Tabela2.A1" office:value-type="string">
              <text:p text:style-name="P3"><text:span text:style-name="T1">a</text:span></text:p>
            </table:table-cell>
            <table:table-cell table:style-name="Tabela2.D3" office:value-type="string">
              <text:p text:style-name="P3"><field:fieldmark-start text:name="Bookmark5" field:type="vnd.oasis.opendocument.field.FORMTEXT"><field:param field:name="Content" field:value="___/___/___"/></field:fieldmark-start><text:span text:style-name="T2">31/01/88</text:span><field:fieldmark-end/></text:p>
            </table:table-cell>
            <table:table-cell table:style-name="Tabela2.A1" office:value-type="string">
              <text:p text:style-name="P3"><text:span text:style-name="T1">=</text:span></text:p>
            </table:table-cell>
            <table:table-cell table:style-name="Tabela2.F3" office:value-type="string">
              <text:p text:style-name="P3"><field:fieldmark-start text:name="Text98" field:type="vnd.oasis.opendocument.field.FORMTEXT"/><text:span text:style-name="T5">31</text:span><field:fieldmark-end/></text:p>
            </table:table-cell>
            <table:table-cell table:style-name="Tabela2.A1" office:value-type="string">
              <text:p text:style-name="P3"><text:span text:style-name="T1">dias</text:span></text:p>
            </table:table-cell>
            <table:table-cell table:style-name="Tabela2.H2" office:value-type="string">
              <text:p text:style-name="P3"><field:fieldmark-start text:name="Text99" field:type="vnd.oasis.opendocument.field.FORMTEXT"/><text:span text:style-name="T5">     </text:span><field:fieldmark-end/></text:p>
            </table:table-cell>
            <table:table-cell table:style-name="Tabela2.A1" office:value-type="string">
              <text:p text:style-name="P3"><text:span text:style-name="T1">meses</text:span></text:p>
            </table:table-cell>
            <table:table-cell table:style-name="Tabela2.H2" office:value-type="string">
              <text:p text:style-name="P3"><field:fieldmark-start text:name="Text910" field:type="vnd.oasis.opendocument.field.FORMTEXT"/><text:span text:style-name="T5">     </text:span><field:fieldmark-end/></text:p>
            </table:table-cell>
            <table:table-cell table:style-name="Tabela2.A1" office:value-type="string">
              <text:p text:style-name="P3"><text:span text:style-name="T1">anos</text:span></text:p>
            </table:table-cell>
            <table:table-cell table:style-name="Tabela2.H2" office:value-type="string">
              <text:p text:style-name="P2"><field:fieldmark-start text:name="Text911" field:type="vnd.oasis.opendocument.field.FORMTEXT"/><text:span text:style-name="T5">     </text:span><field:fieldmark-end/></text:p>
            </table:table-cell>
          </table:table-row>
          <table:table-row table:style-name="Tabela2.1">
            <table:table-cell table:style-name="Tabela2.A1" office:value-type="string">
              <text:p text:style-name="P3"><text:span text:style-name="T1">De</text:span></text:p>
            </table:table-cell>
            <table:table-cell table:style-name="Tabela2.B4" office:value-type="string">
              <text:p text:style-name="P3"><field:fieldmark-start text:name="Bookmark6" field:type="vnd.oasis.opendocument.field.FORMTEXT"><field:param field:name="Content" field:value="___/___/___"/></field:fieldmark-start><text:span text:style-name="T2">06/04/88</text:span><field:fieldmark-end/></text:p>
            </table:table-cell>
            <table:table-cell table:style-name="Tabela2.A1" office:value-type="string">
              <text:p text:style-name="P3"><text:span text:style-name="T1">a</text:span></text:p>
            </table:table-cell>
            <table:table-cell table:style-name="Tabela2.D4" office:value-type="string">
              <text:p text:style-name="P3"><field:fieldmark-start text:name="Bookmark7" field:type="vnd.oasis.opendocument.field.FORMTEXT"><field:param field:name="Content" field:value="___/___/___"/></field:fieldmark-start><text:span text:style-name="T2">08/04/88</text:span><field:fieldmark-end/></text:p>
            </table:table-cell>
            <table:table-cell table:style-name="Tabela2.A1" office:value-type="string">
              <text:p text:style-name="P3"><text:span text:style-name="T1">=</text:span></text:p>
            </table:table-cell>
            <table:table-cell table:style-name="Tabela2.F4" office:value-type="string">
              <text:p text:style-name="P3"><field:fieldmark-start text:name="Text912" field:type="vnd.oasis.opendocument.field.FORMTEXT"/><text:span text:style-name="T5">03</text:span><field:fieldmark-end/></text:p>
            </table:table-cell>
            <table:table-cell table:style-name="Tabela2.A1" office:value-type="string">
              <text:p text:style-name="P3"><text:span text:style-name="T1">dias</text:span></text:p>
            </table:table-cell>
            <table:table-cell table:style-name="Tabela2.H2" office:value-type="string">
              <text:p text:style-name="P3"><field:fieldmark-start text:name="Text913" field:type="vnd.oasis.opendocument.field.FORMTEXT"/><text:span text:style-name="T5">     </text:span><field:fieldmark-end/></text:p>
            </table:table-cell>
            <table:table-cell table:style-name="Tabela2.A1" office:value-type="string">
              <text:p text:style-name="P3"><text:span text:style-name="T1">meses</text:span></text:p>
            </table:table-cell>
            <table:table-cell table:style-name="Tabela2.H2" office:value-type="string">
              <text:p text:style-name="P3"><field:fieldmark-start text:name="Text914" field:type="vnd.oasis.opendocument.field.FORMTEXT"/><text:span text:style-name="T5">     </text:span><field:fieldmark-end/></text:p>
            </table:table-cell>
            <table:table-cell table:style-name="Tabela2.A1" office:value-type="string">
              <text:p text:style-name="P3"><text:span text:style-name="T1">anos</text:span></text:p>
            </table:table-cell>
            <table:table-cell table:style-name="Tabela2.H2" office:value-type="string">
              <text:p text:style-name="P2"><field:fieldmark-start text:name="Text915" field:type="vnd.oasis.opendocument.field.FORMTEXT"/><text:span text:style-name="T5">     </text:span><field:fieldmark-end/></text:p>
            </table:table-cell>
          </table:table-row>
          <table:table-row table:style-name="Tabela2.1">
            <table:table-cell table:style-name="Tabela2.A1" office:value-type="string">
              <text:p text:style-name="P3"><text:span text:style-name="T1">De</text:span></text:p>
            </table:table-cell>
            <table:table-cell table:style-name="Tabela2.B5" office:value-type="string">
              <text:p text:style-name="P3"><field:fieldmark-start text:name="Bookmark8" field:type="vnd.oasis.opendocument.field.FORMTEXT"><field:param field:name="Content" field:value="___/___/___"/></field:fieldmark-start><text:span text:style-name="T2">26/05/88</text:span><field:fieldmark-end/></text:p>
            </table:table-cell>
            <table:table-cell table:style-name="Tabela2.A1" office:value-type="string">
              <text:p text:style-name="P3"><text:span text:style-name="T1">a</text:span></text:p>
            </table:table-cell>
            <table:table-cell table:style-name="Tabela2.D5" office:value-type="string">
              <text:p text:style-name="P3"><field:fieldmark-start text:name="Bookmark9" field:type="vnd.oasis.opendocument.field.FORMTEXT"><field:param field:name="Content" field:value="___/___/___"/></field:fieldmark-start><text:span text:style-name="T2">27/05/88</text:span><field:fieldmark-end/></text:p>
            </table:table-cell>
            <table:table-cell table:style-name="Tabela2.A1" office:value-type="string">
              <text:p text:style-name="P3"><text:span text:style-name="T1">=</text:span></text:p>
            </table:table-cell>
            <table:table-cell table:style-name="Tabela2.F5" office:value-type="string">
              <text:p text:style-name="P3"><field:fieldmark-start text:name="Text916" field:type="vnd.oasis.opendocument.field.FORMTEXT"/><text:span text:style-name="T5">02</text:span><field:fieldmark-end/></text:p>
            </table:table-cell>
            <table:table-cell table:style-name="Tabela2.A1" office:value-type="string">
              <text:p text:style-name="P3"><text:span text:style-name="T1">dias</text:span></text:p>
            </table:table-cell>
            <table:table-cell table:style-name="Tabela2.H2" office:value-type="string">
              <text:p text:style-name="P3"><field:fieldmark-start text:name="Text917" field:type="vnd.oasis.opendocument.field.FORMTEXT"/><text:span text:style-name="T5">     </text:span><field:fieldmark-end/></text:p>
            </table:table-cell>
            <table:table-cell table:style-name="Tabela2.A1" office:value-type="string">
              <text:p text:style-name="P3"><text:span text:style-name="T1">meses</text:span></text:p>
            </table:table-cell>
            <table:table-cell table:style-name="Tabela2.H2" office:value-type="string">
              <text:p text:style-name="P3"><field:fieldmark-start text:name="Text918" field:type="vnd.oasis.opendocument.field.FORMTEXT"/><text:span text:style-name="T5">     </text:span><field:fieldmark-end/></text:p>
            </table:table-cell>
            <table:table-cell table:style-name="Tabela2.A1" office:value-type="string">
              <text:p text:style-name="P3"><text:span text:style-name="T1">anos</text:span></text:p>
            </table:table-cell>
            <table:table-cell table:style-name="Tabela2.H2" office:value-type="string">
              <text:p text:style-name="P2"><field:fieldmark-start text:name="Text919" field:type="vnd.oasis.opendocument.field.FORMTEXT"/><text:span text:style-name="T5">     </text:span><field:fieldmark-end/></text:p>
            </table:table-cell>
          </table:table-row>
          <table:table-row table:style-name="Tabela2.1">
            <table:table-cell table:style-name="Tabela2.A1" office:value-type="string">
              <text:p text:style-name="P3"><text:span text:style-name="T1">De</text:span></text:p>
            </table:table-cell>
            <table:table-cell table:style-name="Tabela2.B6" office:value-type="string">
              <text:p text:style-name="P3"><field:fieldmark-start text:name="Bookmark10" field:type="vnd.oasis.opendocument.field.FORMTEXT"><field:param field:name="Content" field:value="___/___/___"/></field:fieldmark-start><text:span text:style-name="T2">17/06/88</text:span><field:fieldmark-end/></text:p>
            </table:table-cell>
            <table:table-cell table:style-name="Tabela2.A1" office:value-type="string">
              <text:p text:style-name="P3"><text:span text:style-name="T1">a</text:span></text:p>
            </table:table-cell>
            <table:table-cell table:style-name="Tabela2.D6" office:value-type="string">
              <text:p text:style-name="P3"><field:fieldmark-start text:name="Bookmark11" field:type="vnd.oasis.opendocument.field.FORMTEXT"><field:param field:name="Content" field:value="___/___/___"/></field:fieldmark-start><text:span text:style-name="T2">19/06/88</text:span><field:fieldmark-end/></text:p>
            </table:table-cell>
            <table:table-cell table:style-name="Tabela2.A1" office:value-type="string">
              <text:p text:style-name="P3"><text:span text:style-name="T1">=</text:span></text:p>
            </table:table-cell>
            <table:table-cell table:style-name="Tabela2.F6" office:value-type="string">
              <text:p text:style-name="P3"><field:fieldmark-start text:name="Text920" field:type="vnd.oasis.opendocument.field.FORMTEXT"/><text:span text:style-name="T5">03</text:span><field:fieldmark-end/></text:p>
            </table:table-cell>
            <table:table-cell table:style-name="Tabela2.A1" office:value-type="string">
              <text:p text:style-name="P3"><text:span text:style-name="T1">dias</text:span></text:p>
            </table:table-cell>
            <table:table-cell table:style-name="Tabela2.H2" office:value-type="string">
              <text:p text:style-name="P3"><field:fieldmark-start text:name="Text921" field:type="vnd.oasis.opendocument.field.FORMTEXT"/><text:span text:style-name="T5">     </text:span><field:fieldmark-end/></text:p>
            </table:table-cell>
            <table:table-cell table:style-name="Tabela2.A1" office:value-type="string">
              <text:p text:style-name="P3"><text:span text:style-name="T1">meses</text:span></text:p>
            </table:table-cell>
            <table:table-cell table:style-name="Tabela2.H2" office:value-type="string">
              <text:p text:style-name="P3"><field:fieldmark-start text:name="Text922" field:type="vnd.oasis.opendocument.field.FORMTEXT"/><text:span text:style-name="T5">     </text:span><field:fieldmark-end/></text:p>
            </table:table-cell>
            <table:table-cell table:style-name="Tabela2.A1" office:value-type="string">
              <text:p text:style-name="P3"><text:span text:style-name="T1">anos</text:span></text:p>
            </table:table-cell>
            <table:table-cell table:style-name="Tabela2.H2" office:value-type="string">
              <text:p text:style-name="P2"><field:fieldmark-start text:name="Text923" field:type="vnd.oasis.opendocument.field.FORMTEXT"/><text:span text:style-name="T5">     </text:span><field:fieldmark-end/></text:p>
            </table:table-cell>
          </table:table-row>
          <table:table-row table:style-name="Tabela2.1">
            <table:table-cell table:style-name="Tabela2.A1" office:value-type="string">
              <text:p text:style-name="P3"><text:span text:style-name="T1">De</text:span></text:p>
            </table:table-cell>
            <table:table-cell table:style-name="Tabela2.B7" office:value-type="string">
              <text:p text:style-name="P3"><field:fieldmark-start text:name="Bookmark12" field:type="vnd.oasis.opendocument.field.FORMTEXT"><field:param field:name="Content" field:value="___/___/___"/></field:fieldmark-start><text:span text:style-name="T2">16/08/88</text:span><field:fieldmark-end/></text:p>
            </table:table-cell>
            <table:table-cell table:style-name="Tabela2.A1" office:value-type="string">
              <text:p text:style-name="P3"><text:span text:style-name="T1">a</text:span></text:p>
            </table:table-cell>
            <table:table-cell table:style-name="Tabela2.D7" office:value-type="string">
              <text:p text:style-name="P3"><field:fieldmark-start text:name="Bookmark13" field:type="vnd.oasis.opendocument.field.FORMTEXT"><field:param field:name="Content" field:value="___/___/___"/></field:fieldmark-start><text:span text:style-name="T2">24/08/88</text:span><field:fieldmark-end/></text:p>
            </table:table-cell>
            <table:table-cell table:style-name="Tabela2.A1" office:value-type="string">
              <text:p text:style-name="P3"><text:span text:style-name="T1">=</text:span></text:p>
            </table:table-cell>
            <table:table-cell table:style-name="Tabela2.F7" office:value-type="string">
              <text:p text:style-name="P3"><field:fieldmark-start text:name="Text924" field:type="vnd.oasis.opendocument.field.FORMTEXT"/><text:span text:style-name="T5">09</text:span><field:fieldmark-end/></text:p>
            </table:table-cell>
            <table:table-cell table:style-name="Tabela2.A1" office:value-type="string">
              <text:p text:style-name="P3"><text:span text:style-name="T1">dias</text:span></text:p>
            </table:table-cell>
            <table:table-cell table:style-name="Tabela2.H2" office:value-type="string">
              <text:p text:style-name="P3"><field:fieldmark-start text:name="Text925" field:type="vnd.oasis.opendocument.field.FORMTEXT"/><text:span text:style-name="T5">     </text:span><field:fieldmark-end/></text:p>
            </table:table-cell>
            <table:table-cell table:style-name="Tabela2.A1" office:value-type="string">
              <text:p text:style-name="P3"><text:span text:style-name="T1">meses</text:span></text:p>
            </table:table-cell>
            <table:table-cell table:style-name="Tabela2.H2" office:value-type="string">
              <text:p text:style-name="P3"><field:fieldmark-start text:name="Text926" field:type="vnd.oasis.opendocument.field.FORMTEXT"/><text:span text:style-name="T5">     </text:span><field:fieldmark-end/></text:p>
            </table:table-cell>
            <table:table-cell table:style-name="Tabela2.A1" office:value-type="string">
              <text:p text:style-name="P3"><text:span text:style-name="T1">anos</text:span></text:p>
            </table:table-cell>
            <table:table-cell table:style-name="Tabela2.H2" office:value-type="string">
              <text:p text:style-name="P2"><field:fieldmark-start text:name="Text927" field:type="vnd.oasis.opendocument.field.FORMTEXT"/><text:span text:style-name="T5">     </text:span><field:fieldmark-end/></text:p>
            </table:table-cell>
          </table:table-row>
          <table:table-row table:style-name="Tabela2.1">
            <table:table-cell table:style-name="Tabela2.A1" office:value-type="string">
              <text:p text:style-name="P3"><text:span text:style-name="T1">De</text:span></text:p>
            </table:table-cell>
            <table:table-cell table:style-name="Tabela2.B8" office:value-type="string">
              <text:p text:style-name="P3"><field:fieldmark-start text:name="Bookmark14" field:type="vnd.oasis.opendocument.field.FORMTEXT"><field:param field:name="Content" field:value="___/___/___"/></field:fieldmark-start><text:span text:style-name="T2">01/09/88</text:span><field:fieldmark-end/></text:p>
            </table:table-cell>
            <table:table-cell table:style-name="Tabela2.A1" office:value-type="string">
              <text:p text:style-name="P3"><text:span text:style-name="T1">a</text:span></text:p>
            </table:table-cell>
            <table:table-cell table:style-name="Tabela2.D8" office:value-type="string">
              <text:p text:style-name="P3"><field:fieldmark-start text:name="Bookmark15" field:type="vnd.oasis.opendocument.field.FORMTEXT"><field:param field:name="Content" field:value="___/___/___"/></field:fieldmark-start><text:span text:style-name="T2">15/09/88</text:span><field:fieldmark-end/></text:p>
            </table:table-cell>
            <table:table-cell table:style-name="Tabela2.A1" office:value-type="string">
              <text:p text:style-name="P3"><text:span text:style-name="T1">=</text:span></text:p>
            </table:table-cell>
            <table:table-cell table:style-name="Tabela2.F8" office:value-type="string">
              <text:p text:style-name="P3"><field:fieldmark-start text:name="Text928" field:type="vnd.oasis.opendocument.field.FORMTEXT"/><text:span text:style-name="T5">15</text:span><field:fieldmark-end/></text:p>
            </table:table-cell>
            <table:table-cell table:style-name="Tabela2.A1" office:value-type="string">
              <text:p text:style-name="P3"><text:span text:style-name="T1">dias</text:span></text:p>
            </table:table-cell>
            <table:table-cell table:style-name="Tabela2.H2" office:value-type="string">
              <text:p text:style-name="P3"><field:fieldmark-start text:name="Text929" field:type="vnd.oasis.opendocument.field.FORMTEXT"/><text:span text:style-name="T5">     </text:span><field:fieldmark-end/></text:p>
            </table:table-cell>
            <table:table-cell table:style-name="Tabela2.A1" office:value-type="string">
              <text:p text:style-name="P3"><text:span text:style-name="T1">meses</text:span></text:p>
            </table:table-cell>
            <table:table-cell table:style-name="Tabela2.H2" office:value-type="string">
              <text:p text:style-name="P3"><field:fieldmark-start text:name="Text930" field:type="vnd.oasis.opendocument.field.FORMTEXT"/><text:span text:style-name="T5">     </text:span><field:fieldmark-end/></text:p>
            </table:table-cell>
            <table:table-cell table:style-name="Tabela2.A1" office:value-type="string">
              <text:p text:style-name="P3"><text:span text:style-name="T1">anos</text:span></text:p>
            </table:table-cell>
            <table:table-cell table:style-name="Tabela2.H2" office:value-type="string">
              <text:p text:style-name="P2"><field:fieldmark-start text:name="Text931" field:type="vnd.oasis.opendocument.field.FORMTEXT"/><text:span text:style-name="T5">     </text:span><field:fieldmark-end/></text:p>
            </table:table-cell>
          </table:table-row>
          <table:table-row table:style-name="Tabela2.1">
            <table:table-cell table:style-name="Tabela2.A1" office:value-type="string">
              <text:p text:style-name="P3"><text:span text:style-name="T1">De</text:span></text:p>
            </table:table-cell>
            <table:table-cell table:style-name="Tabela2.B9" office:value-type="string">
              <text:p text:style-name="P3"><field:fieldmark-start text:name="Bookmark16" field:type="vnd.oasis.opendocument.field.FORMTEXT"><field:param field:name="Content" field:value="___/___/___"/></field:fieldmark-start><text:span text:style-name="T2">21/09/88</text:span><field:fieldmark-end/></text:p>
            </table:table-cell>
            <table:table-cell table:style-name="Tabela2.A1" office:value-type="string">
              <text:p text:style-name="P3"><text:span text:style-name="T1">a</text:span></text:p>
            </table:table-cell>
            <table:table-cell table:style-name="Tabela2.D9" office:value-type="string">
              <text:p text:style-name="P3"><field:fieldmark-start text:name="Bookmark17" field:type="vnd.oasis.opendocument.field.FORMTEXT"><field:param field:name="Content" field:value="___/___/___"/></field:fieldmark-start><text:span text:style-name="T2">23/09/88</text:span><field:fieldmark-end/></text:p>
            </table:table-cell>
            <table:table-cell table:style-name="Tabela2.A1" office:value-type="string">
              <text:p text:style-name="P3"><text:span text:style-name="T1">=</text:span></text:p>
            </table:table-cell>
            <table:table-cell table:style-name="Tabela2.F9" office:value-type="string">
              <text:p text:style-name="P3"><field:fieldmark-start text:name="Text932" field:type="vnd.oasis.opendocument.field.FORMTEXT"/><text:span text:style-name="T5">03</text:span><field:fieldmark-end/></text:p>
            </table:table-cell>
            <table:table-cell table:style-name="Tabela2.A1" office:value-type="string">
              <text:p text:style-name="P3"><text:span text:style-name="T1">dias</text:span></text:p>
            </table:table-cell>
            <table:table-cell table:style-name="Tabela2.H2" office:value-type="string">
              <text:p text:style-name="P3"><field:fieldmark-start text:name="Text933" field:type="vnd.oasis.opendocument.field.FORMTEXT"/><text:span text:style-name="T5">     </text:span><field:fieldmark-end/></text:p>
            </table:table-cell>
            <table:table-cell table:style-name="Tabela2.A1" office:value-type="string">
              <text:p text:style-name="P3"><text:span text:style-name="T1">meses</text:span></text:p>
            </table:table-cell>
            <table:table-cell table:style-name="Tabela2.H2" office:value-type="string">
              <text:p text:style-name="P3"><field:fieldmark-start text:name="Text934" field:type="vnd.oasis.opendocument.field.FORMTEXT"/><text:span text:style-name="T5">     </text:span><field:fieldmark-end/></text:p>
            </table:table-cell>
            <table:table-cell table:style-name="Tabela2.A1" office:value-type="string">
              <text:p text:style-name="P3"><text:span text:style-name="T1">anos</text:span></text:p>
            </table:table-cell>
            <table:table-cell table:style-name="Tabela2.H2" office:value-type="string">
              <text:p text:style-name="P2"><field:fieldmark-start text:name="Text935" field:type="vnd.oasis.opendocument.field.FORMTEXT"/><text:span text:style-name="T5">     </text:span><field:fieldmark-end/></text:p>
            </table:table-cell>
          </table:table-row>
          <table:table-row table:style-name="Tabela2.1">
            <table:table-cell table:style-name="Tabela2.A1" office:value-type="string">
              <text:p text:style-name="P3"><text:span text:style-name="T1">De</text:span></text:p>
            </table:table-cell>
            <table:table-cell table:style-name="Tabela2.B10" office:value-type="string">
              <text:p text:style-name="P3"><field:fieldmark-start text:name="Bookmark18" field:type="vnd.oasis.opendocument.field.FORMTEXT"><field:param field:name="Content" field:value="___/___/___"/></field:fieldmark-start><text:span text:style-name="T2">01/01/89</text:span><field:fieldmark-end/></text:p>
            </table:table-cell>
            <table:table-cell table:style-name="Tabela2.A1" office:value-type="string">
              <text:p text:style-name="P3"><text:span text:style-name="T1">a</text:span></text:p>
            </table:table-cell>
            <table:table-cell table:style-name="Tabela2.D10" office:value-type="string">
              <text:p text:style-name="P3"><field:fieldmark-start text:name="Bookmark19" field:type="vnd.oasis.opendocument.field.FORMTEXT"><field:param field:name="Content" field:value="___/___/___"/></field:fieldmark-start><text:span text:style-name="T2">31/01/89</text:span><field:fieldmark-end/></text:p>
            </table:table-cell>
            <table:table-cell table:style-name="Tabela2.A1" office:value-type="string">
              <text:p text:style-name="P3"><text:span text:style-name="T1">=</text:span></text:p>
            </table:table-cell>
            <table:table-cell table:style-name="Tabela2.F10" office:value-type="string">
              <text:p text:style-name="P3"><field:fieldmark-start text:name="Text936" field:type="vnd.oasis.opendocument.field.FORMTEXT"/><text:span text:style-name="T5">31</text:span><field:fieldmark-end/></text:p>
            </table:table-cell>
            <table:table-cell table:style-name="Tabela2.A1" office:value-type="string">
              <text:p text:style-name="P3"><text:span text:style-name="T1">dias</text:span></text:p>
            </table:table-cell>
            <table:table-cell table:style-name="Tabela2.H2" office:value-type="string">
              <text:p text:style-name="P3"><field:fieldmark-start text:name="Text937" field:type="vnd.oasis.opendocument.field.FORMTEXT"/><text:span text:style-name="T5">     </text:span><field:fieldmark-end/></text:p>
            </table:table-cell>
            <table:table-cell table:style-name="Tabela2.A1" office:value-type="string">
              <text:p text:style-name="P3"><text:span text:style-name="T1">meses</text:span></text:p>
            </table:table-cell>
            <table:table-cell table:style-name="Tabela2.H2" office:value-type="string">
              <text:p text:style-name="P3"><field:fieldmark-start text:name="Text938" field:type="vnd.oasis.opendocument.field.FORMTEXT"/><text:span text:style-name="T5">     </text:span><field:fieldmark-end/></text:p>
            </table:table-cell>
            <table:table-cell table:style-name="Tabela2.A1" office:value-type="string">
              <text:p text:style-name="P3"><text:span text:style-name="T1">anos</text:span></text:p>
            </table:table-cell>
            <table:table-cell table:style-name="Tabela2.H2" office:value-type="string">
              <text:p text:style-name="P2"><field:fieldmark-start text:name="Text939" field:type="vnd.oasis.opendocument.field.FORMTEXT"/><text:span text:style-name="T5">     </text:span><field:fieldmark-end/></text:p>
            </table:table-cell>
          </table:table-row>
          <table:table-row table:style-name="Tabela2.1">
            <table:table-cell table:style-name="Tabela2.A1" office:value-type="string">
              <text:p text:style-name="P3"><text:span text:style-name="T1">De</text:span></text:p>
            </table:table-cell>
            <table:table-cell table:style-name="Tabela2.B11" office:value-type="string">
              <text:p text:style-name="P3"><field:fieldmark-start text:name="Bookmark20" field:type="vnd.oasis.opendocument.field.FORMTEXT"><field:param field:name="Content" field:value="___/___/___"/></field:fieldmark-start><text:span text:style-name="T2">27/03/89</text:span><field:fieldmark-end/></text:p>
            </table:table-cell>
            <table:table-cell table:style-name="Tabela2.A1" office:value-type="string">
              <text:p text:style-name="P3"><text:span text:style-name="T1">a</text:span></text:p>
            </table:table-cell>
            <table:table-cell table:style-name="Tabela2.D11" office:value-type="string">
              <text:p text:style-name="P3"><field:fieldmark-start text:name="Bookmark21" field:type="vnd.oasis.opendocument.field.FORMTEXT"><field:param field:name="Content" field:value="___/___/___"/></field:fieldmark-start><text:span text:style-name="T2">31/03/89</text:span><field:fieldmark-end/></text:p>
            </table:table-cell>
            <table:table-cell table:style-name="Tabela2.A1" office:value-type="string">
              <text:p text:style-name="P3"><text:span text:style-name="T1">=</text:span></text:p>
            </table:table-cell>
            <table:table-cell table:style-name="Tabela2.F11" office:value-type="string">
              <text:p text:style-name="P3"><field:fieldmark-start text:name="Text940" field:type="vnd.oasis.opendocument.field.FORMTEXT"/><text:span text:style-name="T5">05</text:span><field:fieldmark-end/></text:p>
            </table:table-cell>
            <table:table-cell table:style-name="Tabela2.A1" office:value-type="string">
              <text:p text:style-name="P3"><text:span text:style-name="T1">dias</text:span></text:p>
            </table:table-cell>
            <table:table-cell table:style-name="Tabela2.H2" office:value-type="string">
              <text:p text:style-name="P3"><field:fieldmark-start text:name="Text941" field:type="vnd.oasis.opendocument.field.FORMTEXT"/><text:span text:style-name="T5">     </text:span><field:fieldmark-end/></text:p>
            </table:table-cell>
            <table:table-cell table:style-name="Tabela2.A1" office:value-type="string">
              <text:p text:style-name="P3"><text:span text:style-name="T1">meses</text:span></text:p>
            </table:table-cell>
            <table:table-cell table:style-name="Tabela2.H2" office:value-type="string">
              <text:p text:style-name="P3"><field:fieldmark-start text:name="Text942" field:type="vnd.oasis.opendocument.field.FORMTEXT"/><text:span text:style-name="T5">     </text:span><field:fieldmark-end/></text:p>
            </table:table-cell>
            <table:table-cell table:style-name="Tabela2.A1" office:value-type="string">
              <text:p text:style-name="P3"><text:span text:style-name="T1">anos</text:span></text:p>
            </table:table-cell>
            <table:table-cell table:style-name="Tabela2.H2" office:value-type="string">
              <text:p text:style-name="P2"><field:fieldmark-start text:name="Text943" field:type="vnd.oasis.opendocument.field.FORMTEXT"/><text:span text:style-name="T5">     </text:span><field:fieldmark-end/></text:p>
            </table:table-cell>
          </table:table-row>
          <table:table-row table:style-name="Tabela2.1">
            <table:table-cell table:style-name="Tabela2.A1" office:value-type="string">
              <text:p text:style-name="P3"><text:span text:style-name="T1">De</text:span></text:p>
            </table:table-cell>
            <table:table-cell table:style-name="Tabela2.B12" office:value-type="string">
              <text:p text:style-name="P3"><field:fieldmark-start text:name="Bookmark22" field:type="vnd.oasis.opendocument.field.FORMTEXT"><field:param field:name="Content" field:value="___/___/___"/></field:fieldmark-start><text:span text:style-name="T2">22/06/89</text:span><field:fieldmark-end/></text:p>
            </table:table-cell>
            <table:table-cell table:style-name="Tabela2.A1" office:value-type="string">
              <text:p text:style-name="P3"><text:span text:style-name="T1">a</text:span></text:p>
            </table:table-cell>
            <table:table-cell table:style-name="Tabela2.D12" office:value-type="string">
              <text:p text:style-name="P3"><field:fieldmark-start text:name="Bookmark23" field:type="vnd.oasis.opendocument.field.FORMTEXT"><field:param field:name="Content" field:value="___/___/___"/></field:fieldmark-start><text:span text:style-name="T2">30/06/89</text:span><field:fieldmark-end/></text:p>
            </table:table-cell>
            <table:table-cell table:style-name="Tabela2.A1" office:value-type="string">
              <text:p text:style-name="P3"><text:span text:style-name="T1">=</text:span></text:p>
            </table:table-cell>
            <table:table-cell table:style-name="Tabela2.F12" office:value-type="string">
              <text:p text:style-name="P3"><field:fieldmark-start text:name="Text944" field:type="vnd.oasis.opendocument.field.FORMTEXT"/><text:span text:style-name="T2">0</text:span><text:span text:style-name="T5">9</text:span><field:fieldmark-end/></text:p>
            </table:table-cell>
            <table:table-cell table:style-name="Tabela2.A1" office:value-type="string">
              <text:p text:style-name="P3"><text:span text:style-name="T1">dias</text:span></text:p>
            </table:table-cell>
            <table:table-cell table:style-name="Tabela2.H12" office:value-type="string">
              <text:p text:style-name="P3"><field:fieldmark-start text:name="Text945" field:type="vnd.oasis.opendocument.field.FORMTEXT"/><text:span text:style-name="T5">     </text:span><field:fieldmark-end/></text:p>
            </table:table-cell>
            <table:table-cell table:style-name="Tabela2.A1" office:value-type="string">
              <text:p text:style-name="P3"><text:span text:style-name="T1">meses</text:span></text:p>
            </table:table-cell>
            <table:table-cell table:style-name="Tabela2.H12" office:value-type="string">
              <text:p text:style-name="P3"><field:fieldmark-start text:name="Text946" field:type="vnd.oasis.opendocument.field.FORMTEXT"/><text:span text:style-name="T5">     </text:span><field:fieldmark-end/></text:p>
            </table:table-cell>
            <table:table-cell table:style-name="Tabela2.A1" office:value-type="string">
              <text:p text:style-name="P3"><text:span text:style-name="T1">anos</text:span></text:p>
            </table:table-cell>
            <table:table-cell table:style-name="Tabela2.L12" office:value-type="string">
              <text:p text:style-name="P2"><field:fieldmark-start text:name="Text947" field:type="vnd.oasis.opendocument.field.FORMTEXT"/><text:span text:style-name="T5">     </text:span><field:fieldmark-end/></text:p>
            </table:table-cell>
          </table:table-row>
        </table:table>
        <text:p text:style-name="P7"/>
        <text:p text:style-name="P4"><text:span text:style-name="T1">Estou ciente que o tempo ora vinculado não pode ser utilizado para qualquer fim em outro cargo ou função. Uma vez vinculado o tempo no cargo efetivo, este não poderá mais ser retirado, exceto em processo de exclusão, ou ainda mediante transposição de tempo para aposentadoria em outro cargo no serviço público estadual. Os pedidos de exclusão serão protocolados junto à SEPLAG após análise processada pela SEE.</text:span></text:p>
        <text:p text:style-name="P7"/>
        <text:p text:style-name="P3"><text:span text:style-name="T1">Governador Valadares, </text:span><field:fieldmark-start text:name="Bookmark24" field:type="vnd.oasis.opendocument.field.FORMTEXT"><field:param field:name="Content" field:value="________"/></field:fieldmark-start><text:span text:style-name="T7">23</text:span><field:fieldmark-end/><text:span text:style-name="T1">de </text:span><field:fieldmark-start text:name="Bookmark25" field:type="vnd.oasis.opendocument.field.FORMTEXT"><field:param field:name="Content" field:value="__________________________________"/></field:fieldmark-start><text:span text:style-name="T7">outubro</text:span><field:fieldmark-end/><text:span text:style-name="T1"> de </text:span><field:fieldmark-start text:name="Bookmark26" field:type="vnd.oasis.opendocument.field.FORMTEXT"><field:param field:name="Content" field:value="__________"/></field:fieldmark-start><text:span text:style-name="T7">2014</text:span><text:bookmark-start text:name="_GoBack"/><field:fieldmark-end/><text:bookmark-end text:name="_GoBack"/><text:span text:style-name="T1">.</text:span></text:p>
        <text:p text:style-name="P8"/>
        <text:p text:style-name="P8"/>
        <text:p text:style-name="P3"><text:span text:style-name="T1">___________________________________________________</text:span></text:p>
        <text:p text:style-name="P3"><text:bookmark-start text:name="Text949"/><field:fieldmark-start text:name="Text948" field:type="vnd.oasis.opendocument.field.FORMTEXT"><field:param field:name="Content" field:value="Assinatura do Requerente"/></field:fieldmark-start><text:span text:style-name="T5">Mércia Cleide Dias de Oliveira</text:span><field:fieldmark-end/><text:bookmark-end text:name="Text949"/></text:p>
        <text:p text:style-name="P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ucida Sans1" svg:font-family="'Lucida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false" style:font-name-asian="DejaVu Sans" style:font-size-asian="10pt" style:language-asian="zh" style:country-asian="CN" style:font-name-complex="FreeSans"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false" style:font-name-asian="DejaVu Sans" style:font-size-asian="10pt" style:language-asian="zh" style:country-asian="CN" style:font-name-complex="FreeSans"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orphans="0" fo:widows="0"/>
      <style:text-properties style:font-name="Liberation Serif" fo:font-family="'Liberation Serif'" style:font-family-generic="roman" style:font-pitch="variable" fo:font-size="12pt" fo:language="pt" fo:country="BR" style:letter-kerning="tru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nex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text-properties style:font-name-complex="Mangal" style:font-family-complex="Mangal" style:font-family-generic-complex="system" style:font-pitch-complex="variable" style:font-size-complex="10.5pt"/>
    </style:style>
    <style:style style:name="Header" style:family="paragraph" style:parent-style-name="Standard" style:default-outline-level="" style:class="extra"/>
    <style:style style:name="Título1" style:family="paragraph" style:parent-style-name="Standard" style:next-style-name="Text_20_body"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Rodapé_20_Char" style:display-name="Rodapé Char" style:family="text" style:parent-style-name="Default_20_Paragraph_20_Font">
      <style:text-properties fo:font-size="12pt" style:letter-kerning="tru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a3" style:family="table">
      <style:table-properties style:width="17.916cm" fo:margin-left="-0.097cm" fo:margin-top="0cm" fo:margin-bottom="0cm" table:align="left"/>
    </style:style>
    <style:style style:name="Tabela3.A" style:family="table-column">
      <style:table-column-properties style:column-width="1.909cm"/>
    </style:style>
    <style:style style:name="Tabela3.B" style:family="table-column">
      <style:table-column-properties style:column-width="16.006cm"/>
    </style:style>
    <style:style style:name="Tabela3.1" style:family="table-row">
      <style:table-row-properties style:min-row-height="1.162cm" fo:keep-together="auto"/>
    </style:style>
    <style:style style:name="Tabela3.A1" style:family="table-cell">
      <style:table-cell-properties style:vertical-align="middle" fo:background-color="transparent" fo:padding="0.097cm" fo:border="none">
        <style:background-image/>
      </style:table-cell-properties>
    </style:style>
    <style:style style:name="MP1" style:family="paragraph" style:parent-style-name="Table_20_Contents">
      <style:paragraph-properties fo:margin-top="0cm" fo:margin-bottom="0cm" loext:contextual-spacing="false" fo:line-height="100%"/>
    </style:style>
    <style:style style:name="MP2" style:family="paragraph" style:parent-style-name="Header">
      <style:paragraph-properties fo:margin-top="0cm" fo:margin-bottom="0cm" loext:contextual-spacing="false"/>
      <style:text-properties fo:font-size="2pt" style:font-size-asian="2pt"/>
    </style:style>
    <style:style style:name="MT1" style:family="text">
      <style:text-properties style:font-name="Open Sans" fo:font-weight="bold" style:font-weight-asian="bold" style:font-weight-complex="bold"/>
    </style:style>
    <style:style style:name="MT2" style:family="text">
      <style:text-properties style:font-name="Open Sans" fo:font-size="10pt" style:font-size-asian="10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0.651cm" fo:margin-bottom="1.831cm" fo:margin-left="2cm" fo:margin-right="1.088cm" style:writing-mode="lr-tb" style:layout-grid-color="#c0c0c0" style:layout-grid-lines="46" style:layout-grid-base-height="0.5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style:dynamic-spacing="true"/>
      </style:header-style>
      <style:footer-style/>
    </style:page-layout>
  </office:automatic-styles>
  <office:master-styles>
    <style:master-page style:name="Standard" style:page-layout-name="Mpm1">
      <style:header>
        <table:table table:name="Tabela3" table:style-name="Tabela3">
          <table:table-column table:style-name="Tabela3.A"/>
          <table:table-column table:style-name="Tabela3.B"/>
          <table:table-row table:style-name="Tabela3.1">
            <table:table-cell table:style-name="Tabela3.A1" office:value-type="string">
              <text:p text:style-name="MP1"><draw:frame draw:style-name="Mfr1" draw:name="Figura1" text:anchor-type="char" svg:x="0.039cm" svg:y="-0.238cm" svg:width="1.591cm" svg:height="1.57cm" draw:z-index="0"><draw:image xlink:href="Pictures/1000020100000047000000475B484496DB322257.png" xlink:type="simple" xlink:show="embed" xlink:actuate="onLoad" loext:mime-type="image/png"/></draw:frame></text:p>
            </table:table-cell>
            <table:table-cell table:style-name="Tabela3.A1" office:value-type="string">
              <text:p text:style-name="MP1"><text:span text:style-name="MT1">SECRETARIA DE ESTADO DE EDUCAÇÃO DE MINAS GERAIS</text:span></text:p>
              <text:p text:style-name="MP1"><text:span text:style-name="MT2">SUPERINTENDÊNCIA REGIONAL DE ENSINO DE GOVERNADOR VALADARES - MG</text:span></text:p>
            </table:table-cell>
          </table:table-row>
        </table:table>
        <text:p text:style-name="MP2"/>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4-18T00:47:00</meta:creation-date>
    <meta:initial-creator>Rener Dias</meta:initial-creator>
    <dc:creator>administrador</dc:creator>
    <dc:date>2020-03-06T09:14:19</dc:date>
    <meta:editing-cycles>31</meta:editing-cycles>
    <meta:editing-duration>PT47M</meta:editing-duration>
    <meta:generator>LibreOffice/6.4.0.3$Linux_X86_64 LibreOffice_project/b0a288ab3d2d4774cb44b62f04d5d28733ac6df8</meta:generator>
    <meta:document-statistic meta:table-count="3" meta:image-count="1" meta:object-count="0" meta:page-count="1" meta:paragraph-count="159" meta:word-count="567" meta:character-count="2151" meta:non-whitespace-character-count="1785"/>
    <meta:user-defined meta:name="DocSecurity" meta:value-type="float">0</meta:user-defined>
    <meta:user-defined meta:name="KSOProductBuildVer">1046-11.1.0.9080</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